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ans Serif1" svg:font-family="'CMU Sans Serif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2.05cm" fo:min-width="0.3cm"/>
    </style:style>
    <style:style style:name="gr3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1.45cm" fo:min-width="0.3cm"/>
    </style:style>
    <style:style style:name="gr4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2.65cm" fo:min-width="0.3cm"/>
    </style:style>
    <style:style style:name="gr5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0.75cm" fo:min-width="1.1cm"/>
    </style:style>
    <style:style style:name="gr6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0.45cm" fo:min-width="1.2cm"/>
    </style:style>
    <style:style style:name="gr7" style:family="graphic" style:parent-style-name="standard">
      <style:graphic-properties draw:stroke="none" draw:fill="solid" draw:fill-color="#b2848c" draw:textarea-horizontal-align="justify" draw:textarea-vertical-align="middle" draw:auto-grow-height="false" fo:min-height="1.15cm" fo:min-width="1.3cm"/>
    </style:style>
    <style:style style:name="gr8" style:family="graphic" style:parent-style-name="standard">
      <style:graphic-properties svg:stroke-color="#63803a" draw:fill-color="#63803a" draw:textarea-horizontal-align="justify" draw:textarea-vertical-align="middle" draw:auto-grow-height="false" fo:min-height="0cm" fo:min-width="0.725cm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fill-color="#c5000b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objectwithoutfill">
      <style:graphic-properties draw:marker-start="Arrow" draw:marker-end="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draw:stroke="solid" svg:stroke-width="0.035cm" svg:stroke-color="#c5000b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Ultrafine_20_Dotted_20__28_var_29_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color="#ff950e" draw:marker-end="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2848c"/>
      <style:paragraph-properties fo:text-align="center"/>
    </style:style>
    <style:style style:name="P3" style:family="paragraph">
      <loext:graphic-properties draw:fill-color="#63803a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Ubuntu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Ubuntu" fo:font-size="12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style:font-name="CMU Sans Serif" fo:font-size="10.5pt" style:font-size-asian="10.5pt" style:font-size-complex="10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style:font-name="CMU Sans Serif" fo:font-size="10.5pt" fo:font-style="italic" style:font-size-asian="10.5pt" style:font-style-asian="italic" style:font-size-complex="10.5pt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font-name="Ubuntu"/>
    </style:style>
    <style:style style:name="T5" style:family="text">
      <style:text-properties style:text-position="33% 58%" style:font-name="Ubuntu"/>
    </style:style>
    <style:style style:name="T6" style:family="text">
      <style:text-properties style:font-name="Ubuntu" fo:font-size="12pt" style:font-size-asian="14pt" style:font-size-complex="14pt"/>
    </style:style>
    <style:style style:name="T7" style:family="text">
      <style:text-properties style:text-position="33% 58%" style:font-name="Ubuntu" fo:font-size="12pt" style:font-size-asian="14pt" style:font-size-complex="14pt"/>
    </style:style>
    <style:style style:name="T8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Ubuntu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style:font-name="Ubuntu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CMU Sans Serif" fo:font-size="10.5pt" style:font-size-asian="10.5pt" style:font-size-complex="10.5pt"/>
    </style:style>
    <style:style style:name="T12" style:family="text">
      <style:text-properties style:font-name="CMU Sans Serif1" fo:font-size="10.5pt" style:font-name-asian="CMU Sans Serif1" style:font-size-asian="10.5pt" style:font-name-complex="CMU Sans Serif1" style:font-size-complex="10.5pt"/>
    </style:style>
    <style:style style:name="T13" style:family="text">
      <style:text-properties style:text-position="-33% 58%" style:font-name="CMU Sans Serif1" fo:font-size="10.5pt" style:font-name-asian="CMU Sans Serif1" style:font-size-asian="10.5pt" style:font-name-complex="CMU Sans Serif1" style:font-size-complex="10.5pt"/>
    </style:style>
    <style:style style:name="T14" style:family="text">
      <style:text-properties style:font-name="CMU Sans Serif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style:font-name="CMU Sans Serif1" fo:font-size="10.5pt" fo:font-style="italic" style:font-name-asian="CMU Sans Serif1" style:font-size-asian="10.5pt" style:font-style-asian="italic" style:font-name-complex="CMU Sans Serif1" style:font-size-complex="10.5pt" style:font-style-complex="italic"/>
    </style:style>
    <style:style style:name="T16" style:family="text">
      <style:text-properties style:font-name="CMU Sans Serif" fo:font-size="10.5pt" fo:font-style="italic" style:font-name-asian="CMU Sans Serif1" style:font-size-asian="10.5pt" style:font-style-asian="italic" style:font-name-complex="CMU Sans Serif1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cm" svg:y1="2.7cm" svg:x2="1.9cm" svg:y2="5.3cm">
          <text:p/>
        </draw:line>
        <draw:line draw:style-name="gr1" draw:text-style-name="P1" draw:layer="layout" svg:x1="2.5cm" svg:y1="3.4cm" svg:x2="2.5cm" svg:y2="5.3cm">
          <text:p/>
        </draw:line>
        <draw:line draw:style-name="gr1" draw:text-style-name="P1" draw:layer="layout" svg:x1="3.2cm" svg:y1="2.2cm" svg:x2="3.2cm" svg:y2="5.3cm">
          <text:p/>
        </draw:line>
        <draw:line draw:style-name="gr1" draw:text-style-name="P1" draw:layer="layout" svg:x1="5.4cm" svg:y1="2.678cm" svg:x2="5.446cm" svg:y2="5.3cm">
          <text:p/>
        </draw:line>
        <draw:line draw:style-name="gr1" draw:text-style-name="P1" draw:layer="layout" svg:x1="6.6cm" svg:y1="3.4cm" svg:x2="6.6cm" svg:y2="5.3cm">
          <text:p/>
        </draw:line>
        <draw:line draw:style-name="gr1" draw:text-style-name="P1" draw:layer="layout" svg:x1="7.7cm" svg:y1="2.2cm" svg:x2="7.7cm" svg:y2="5.3cm">
          <text:p/>
        </draw:line>
        <draw:custom-shape draw:style-name="gr2" draw:text-style-name="P2" draw:layer="layout" svg:width="0.8cm" svg:height="2.3cm" svg:x="9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cm" svg:height="1.7cm" svg:x="10.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2.9cm" svg:x="11.4cm" svg:y="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cm" svg:x="14.1cm" svg:y="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cm" svg:height="0.7cm" svg:x="15.7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8cm" svg:height="1.4cm" svg:x="17.4cm" svg:y="3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cm" svg:height="0.2cm" svg:x="3.6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4cm" svg:height="0.2cm" svg:x="12.5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1.9cm" svg:height="0.9cm" svg:x="5.6cm" svg:y="1.4cm">
          <draw:text-box>
            <text:p><text:span text:style-name="T1">p</text:span><text:span text:style-name="T2">aX</text:span><text:span text:style-name="T1">(aX)</text:span></text:p>
          </draw:text-box>
        </draw:frame>
        <draw:frame draw:style-name="gr9" draw:text-style-name="P4" draw:layer="layout" svg:width="1.9cm" svg:height="0.9cm" svg:x="1.7cm" svg:y="1.4cm">
          <draw:text-box>
            <text:p><text:span text:style-name="T1">p</text:span><text:span text:style-name="T2">X</text:span><text:span text:style-name="T1">(X)</text:span></text:p>
          </draw:text-box>
        </draw:frame>
        <draw:frame draw:style-name="gr9" draw:text-style-name="P4" draw:layer="layout" svg:width="1.9cm" svg:height="0.9cm" svg:x="15.7cm" svg:y="1.4cm">
          <draw:text-box>
            <text:p><text:span text:style-name="T3">f</text:span><text:span text:style-name="T2">aX</text:span><text:span text:style-name="T1">(aX)</text:span></text:p>
          </draw:text-box>
        </draw:frame>
        <draw:frame draw:style-name="gr9" draw:text-style-name="P4" draw:layer="layout" svg:width="1.9cm" svg:height="0.9cm" svg:x="10.2cm" svg:y="1.4cm">
          <draw:text-box>
            <text:p><text:span text:style-name="T3">f</text:span><text:span text:style-name="T2">X</text:span><text:span text:style-name="T1">(X)</text:span></text:p>
          </draw:text-box>
        </draw:frame>
      </draw:page>
      <draw:page draw:name="page2" draw:style-name="dp1" draw:master-page-name="Default">
        <draw:line draw:style-name="gr10" draw:text-style-name="P1" draw:layer="layout" svg:x1="14.2cm" svg:y1="4.1cm" svg:x2="17cm" svg:y2="3.3cm">
          <text:p/>
        </draw:line>
        <draw:line draw:style-name="gr10" draw:text-style-name="P1" draw:layer="layout" svg:x1="17cm" svg:y1="4.9cm" svg:x2="14.2cm" svg:y2="4.1cm">
          <text:p/>
        </draw:line>
        <draw:line draw:style-name="gr10" draw:text-style-name="P1" draw:layer="layout" svg:x1="14.2cm" svg:y1="7.3cm" svg:x2="17cm" svg:y2="6.5cm">
          <text:p/>
        </draw:line>
        <draw:line draw:style-name="gr10" draw:text-style-name="P1" draw:layer="layout" svg:x1="17cm" svg:y1="8.1cm" svg:x2="14.2cm" svg:y2="7.3cm">
          <text:p/>
        </draw:line>
        <draw:line draw:style-name="gr10" draw:text-style-name="P1" draw:layer="layout" svg:x1="12.1cm" svg:y1="5.7cm" svg:x2="14.2cm" svg:y2="4.1cm">
          <text:p/>
        </draw:line>
        <draw:line draw:style-name="gr10" draw:text-style-name="P1" draw:layer="layout" svg:x1="14.2cm" svg:y1="7.3cm" svg:x2="12.1cm" svg:y2="5.7cm">
          <text:p/>
        </draw:line>
        <draw:line draw:style-name="gr10" draw:text-style-name="P1" draw:layer="layout" svg:x1="14.2cm" svg:y1="10.5cm" svg:x2="17cm" svg:y2="9.7cm">
          <text:p/>
        </draw:line>
        <draw:line draw:style-name="gr10" draw:text-style-name="P1" draw:layer="layout" svg:x1="17cm" svg:y1="11.3cm" svg:x2="14.2cm" svg:y2="10.5cm">
          <text:p/>
        </draw:line>
        <draw:line draw:style-name="gr10" draw:text-style-name="P1" draw:layer="layout" svg:x1="14.2cm" svg:y1="13.7cm" svg:x2="17cm" svg:y2="12.9cm">
          <text:p/>
        </draw:line>
        <draw:line draw:style-name="gr10" draw:text-style-name="P1" draw:layer="layout" svg:x1="17cm" svg:y1="14.5cm" svg:x2="14.2cm" svg:y2="13.7cm">
          <text:p/>
        </draw:line>
        <draw:line draw:style-name="gr10" draw:text-style-name="P1" draw:layer="layout" svg:x1="12.1cm" svg:y1="12.1cm" svg:x2="14.2cm" svg:y2="10.5cm">
          <text:p/>
        </draw:line>
        <draw:line draw:style-name="gr10" draw:text-style-name="P1" draw:layer="layout" svg:x1="14.2cm" svg:y1="13.7cm" svg:x2="12.1cm" svg:y2="12.1cm">
          <text:p/>
        </draw:line>
        <draw:line draw:style-name="gr10" draw:text-style-name="P1" draw:layer="layout" svg:x1="10.6cm" svg:y1="9cm" svg:x2="12.1cm" svg:y2="12.1cm">
          <text:p/>
        </draw:line>
        <draw:line draw:style-name="gr10" draw:text-style-name="P1" draw:layer="layout" svg:x1="10.6cm" svg:y1="9cm" svg:x2="12.1cm" svg:y2="5.7cm">
          <text:p/>
        </draw:line>
        <draw:custom-shape draw:style-name="gr11" draw:text-style-name="P5" draw:layer="layout" svg:width="0.4cm" svg:height="0.4cm" svg:x="11.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6.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4.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cm" svg:height="0.4cm" svg:x="11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cm" svg:height="0.963cm" svg:x="11.6cm" svg:y="4.5cm">
          <draw:text-box>
            <text:p><text:span text:style-name="T4">A</text:span></text:p>
          </draw:text-box>
        </draw:frame>
        <draw:frame draw:style-name="gr13" draw:text-style-name="P7" draw:layer="layout" svg:width="1.2cm" svg:height="0.963cm" svg:x="11.6cm" svg:y="10.9cm">
          <draw:text-box>
            <text:p><text:span text:style-name="T4">A</text:span><text:span text:style-name="T5">c</text:span></text:p>
          </draw:text-box>
        </draw:frame>
        <draw:frame draw:style-name="gr12" draw:text-style-name="P6" draw:layer="layout" svg:width="0.8cm" svg:height="0.963cm" svg:x="13.7cm" svg:y="2.9cm">
          <draw:text-box>
            <text:p><text:span text:style-name="T4">B</text:span></text:p>
          </draw:text-box>
        </draw:frame>
        <draw:frame draw:style-name="gr12" draw:text-style-name="P6" draw:layer="layout" svg:width="0.8cm" svg:height="0.963cm" svg:x="17.2cm" svg:y="2.737cm">
          <draw:text-box>
            <text:p><text:span text:style-name="T4">C</text:span></text:p>
          </draw:text-box>
        </draw:frame>
        <draw:frame draw:style-name="gr12" draw:text-style-name="P6" draw:layer="layout" svg:width="0.8cm" svg:height="0.963cm" svg:x="13.7cm" svg:y="9.237cm">
          <draw:text-box>
            <text:p><text:span text:style-name="T4">B</text:span></text:p>
          </draw:text-box>
        </draw:frame>
        <draw:frame draw:style-name="gr12" draw:text-style-name="P6" draw:layer="layout" svg:width="0.8cm" svg:height="0.963cm" svg:x="17.2cm" svg:y="6cm">
          <draw:text-box>
            <text:p><text:span text:style-name="T4">C</text:span></text:p>
          </draw:text-box>
        </draw:frame>
        <draw:frame draw:style-name="gr12" draw:text-style-name="P6" draw:layer="layout" svg:width="0.8cm" svg:height="0.963cm" svg:x="17.2cm" svg:y="9.2cm">
          <draw:text-box>
            <text:p><text:span text:style-name="T4">C</text:span></text:p>
          </draw:text-box>
        </draw:frame>
        <draw:frame draw:style-name="gr12" draw:text-style-name="P6" draw:layer="layout" svg:width="0.8cm" svg:height="0.963cm" svg:x="17.2cm" svg:y="12.4cm">
          <draw:text-box>
            <text:p><text:span text:style-name="T4">C</text:span></text:p>
          </draw:text-box>
        </draw:frame>
        <draw:frame draw:style-name="gr12" draw:text-style-name="P6" draw:layer="layout" svg:width="1.1cm" svg:height="0.963cm" svg:x="17.2cm" svg:y="14cm">
          <draw:text-box>
            <text:p><text:span text:style-name="T4">C</text:span><text:span text:style-name="T5">c</text:span></text:p>
          </draw:text-box>
        </draw:frame>
        <draw:frame draw:style-name="gr12" draw:text-style-name="P6" draw:layer="layout" svg:width="1.1cm" svg:height="0.963cm" svg:x="17.2cm" svg:y="10.8cm">
          <draw:text-box>
            <text:p><text:span text:style-name="T4">C</text:span><text:span text:style-name="T5">c</text:span></text:p>
          </draw:text-box>
        </draw:frame>
        <draw:frame draw:style-name="gr12" draw:text-style-name="P6" draw:layer="layout" svg:width="1.1cm" svg:height="0.963cm" svg:x="17.2cm" svg:y="7.637cm">
          <draw:text-box>
            <text:p><text:span text:style-name="T4">C</text:span><text:span text:style-name="T5">c</text:span></text:p>
          </draw:text-box>
        </draw:frame>
        <draw:frame draw:style-name="gr12" draw:text-style-name="P6" draw:layer="layout" svg:width="1.1cm" svg:height="0.963cm" svg:x="17.2cm" svg:y="4.437cm">
          <draw:text-box>
            <text:p><text:span text:style-name="T4">C</text:span><text:span text:style-name="T5">c</text:span></text:p>
          </draw:text-box>
        </draw:frame>
        <draw:frame draw:style-name="gr12" draw:text-style-name="P6" draw:layer="layout" svg:width="1.1cm" svg:height="0.963cm" svg:x="13.8cm" svg:y="6.137cm">
          <draw:text-box>
            <text:p><text:span text:style-name="T4">B</text:span><text:span text:style-name="T5">c</text:span></text:p>
          </draw:text-box>
        </draw:frame>
        <draw:frame draw:style-name="gr12" draw:text-style-name="P6" draw:layer="layout" svg:width="1.1cm" svg:height="0.963cm" svg:x="13.8cm" svg:y="12.5cm">
          <draw:text-box>
            <text:p><text:span text:style-name="T4">B</text:span><text:span text:style-name="T5">c</text:span></text:p>
          </draw:text-box>
        </draw:frame>
        <draw:frame draw:style-name="gr14" draw:text-style-name="P8" draw:layer="layout" svg:width="2.1cm" svg:height="1.099cm" svg:x="10.1cm" svg:y="6.7cm">
          <draw:text-box>
            <text:p><text:span text:style-name="T6">P(A)</text:span></text:p>
          </draw:text-box>
        </draw:frame>
        <draw:frame draw:style-name="gr14" draw:text-style-name="P8" draw:layer="layout" svg:width="2.1cm" svg:height="1.099cm" svg:x="10cm" svg:y="10.4cm">
          <draw:text-box>
            <text:p><text:span text:style-name="T6">P(A</text:span><text:span text:style-name="T7">c</text:span><text:span text:style-name="T6">)</text:span></text:p>
          </draw:text-box>
        </draw:frame>
        <draw:frame draw:style-name="gr14" draw:text-style-name="P9" draw:layer="layout" svg:width="2.1cm" svg:height="1.099cm" svg:x="12cm" svg:y="4.1cm">
          <draw:text-box>
            <text:p><text:span text:style-name="T8">P(B|A)</text:span></text:p>
          </draw:text-box>
        </draw:frame>
        <draw:frame draw:style-name="gr14" draw:text-style-name="P9" draw:layer="layout" svg:width="2.1cm" svg:height="1.099cm" svg:x="14.6cm" svg:y="2.8cm">
          <draw:text-box>
            <text:p><text:span text:style-name="T8">P(C|A,B)</text:span></text:p>
          </draw:text-box>
        </draw:frame>
        <draw:frame draw:style-name="gr15" draw:text-style-name="P9" draw:layer="layout" svg:width="2.5cm" svg:height="1.28cm" svg:x="14.5cm" svg:y="4.7cm">
          <draw:text-box>
            <text:p><text:span text:style-name="T9">P</text:span><text:span text:style-name="T8">(C</text:span><text:span text:style-name="T10">c</text:span><text:span text:style-name="T8">|A,B)</text:span></text:p>
          </draw:text-box>
        </draw:frame>
        <draw:frame draw:style-name="gr15" draw:text-style-name="P9" draw:layer="layout" svg:width="2.5cm" svg:height="1.28cm" svg:x="14.4cm" svg:y="7.9cm">
          <draw:text-box>
            <text:p><text:span text:style-name="T9">P</text:span><text:span text:style-name="T8">(C</text:span><text:span text:style-name="T10">c</text:span><text:span text:style-name="T8">|A,B</text:span><text:span text:style-name="T10">c</text:span><text:span text:style-name="T8">)</text:span></text:p>
          </draw:text-box>
        </draw:frame>
        <draw:frame draw:style-name="gr15" draw:text-style-name="P9" draw:layer="layout" svg:width="2.5cm" svg:height="1.28cm" svg:x="14.5cm" svg:y="11.1cm">
          <draw:text-box>
            <text:p><text:span text:style-name="T9">P</text:span><text:span text:style-name="T8">(C</text:span><text:span text:style-name="T10">c</text:span><text:span text:style-name="T8">|A</text:span><text:span text:style-name="T10">c</text:span><text:span text:style-name="T8">,B)</text:span></text:p>
          </draw:text-box>
        </draw:frame>
        <draw:frame draw:style-name="gr15" draw:text-style-name="P9" draw:layer="layout" svg:width="2.5cm" svg:height="1.28cm" svg:x="14.5cm" svg:y="14.3cm">
          <draw:text-box>
            <text:p><text:span text:style-name="T9">P</text:span><text:span text:style-name="T8">(C</text:span><text:span text:style-name="T10">c</text:span><text:span text:style-name="T8">|A</text:span><text:span text:style-name="T10">c</text:span><text:span text:style-name="T8">,B</text:span><text:span text:style-name="T10">c</text:span><text:span text:style-name="T8">)</text:span></text:p>
          </draw:text-box>
        </draw:frame>
        <draw:frame draw:style-name="gr15" draw:text-style-name="P9" draw:layer="layout" svg:width="2.5cm" svg:height="1.28cm" svg:x="14.5cm" svg:y="12.32cm">
          <draw:text-box>
            <text:p><text:span text:style-name="T9">P</text:span><text:span text:style-name="T8">(C|A</text:span><text:span text:style-name="T10">c</text:span><text:span text:style-name="T8">,B</text:span><text:span text:style-name="T10">c</text:span><text:span text:style-name="T8">)</text:span></text:p>
          </draw:text-box>
        </draw:frame>
        <draw:frame draw:style-name="gr15" draw:text-style-name="P9" draw:layer="layout" svg:width="2.5cm" svg:height="1.28cm" svg:x="14.4cm" svg:y="9.1cm">
          <draw:text-box>
            <text:p><text:span text:style-name="T9">P</text:span><text:span text:style-name="T8">(C|A</text:span><text:span text:style-name="T10">c</text:span><text:span text:style-name="T8">,B)</text:span></text:p>
          </draw:text-box>
        </draw:frame>
        <draw:frame draw:style-name="gr15" draw:text-style-name="P9" draw:layer="layout" svg:width="2.5cm" svg:height="1.28cm" svg:x="14.5cm" svg:y="5.9cm">
          <draw:text-box>
            <text:p><text:span text:style-name="T9">P</text:span><text:span text:style-name="T8">(C|A,B</text:span><text:span text:style-name="T10">c</text:span><text:span text:style-name="T8">)</text:span></text:p>
          </draw:text-box>
        </draw:frame>
        <draw:frame draw:style-name="gr14" draw:text-style-name="P9" draw:layer="layout" svg:width="2.1cm" svg:height="1.099cm" svg:x="12cm" svg:y="13.101cm">
          <draw:text-box>
            <text:p><text:span text:style-name="T8">P(B</text:span><text:span text:style-name="T10">c</text:span><text:span text:style-name="T8">|A</text:span><text:span text:style-name="T10">c</text:span><text:span text:style-name="T8">)</text:span></text:p>
          </draw:text-box>
        </draw:frame>
        <draw:frame draw:style-name="gr14" draw:text-style-name="P9" draw:layer="layout" svg:width="2.1cm" svg:height="1.099cm" svg:x="12cm" svg:y="10.3cm">
          <draw:text-box>
            <text:p><text:span text:style-name="T8">P(B|A</text:span><text:span text:style-name="T10">c</text:span><text:span text:style-name="T8">)</text:span></text:p>
          </draw:text-box>
        </draw:frame>
        <draw:frame draw:style-name="gr14" draw:text-style-name="P9" draw:layer="layout" svg:width="2.1cm" svg:height="1.099cm" svg:x="11.9cm" svg:y="6.701cm">
          <draw:text-box>
            <text:p><text:span text:style-name="T8">P(B</text:span><text:span text:style-name="T10">c</text:span><text:span text:style-name="T8">|A)</text:span></text:p>
          </draw:text-box>
        </draw:frame>
      </draw:page>
      <draw:page draw:name="page3" draw:style-name="dp1" draw:master-page-name="Default">
        <draw:line draw:style-name="gr16" draw:text-style-name="P1" draw:layer="layout" svg:x1="9.7cm" svg:y1="1cm" svg:x2="9.7cm" svg:y2="4.1cm">
          <text:p/>
        </draw:line>
        <draw:line draw:style-name="gr16" draw:text-style-name="P1" draw:layer="layout" svg:x1="15.4cm" svg:y1="4.1cm" svg:x2="9.7cm" svg:y2="4.1cm">
          <text:p/>
        </draw:line>
        <draw:frame draw:style-name="gr17" draw:text-style-name="P10" draw:layer="layout" svg:width="0.8cm" svg:height="0.674cm" svg:x="9.2cm" svg:y="1.326cm">
          <draw:text-box>
            <text:p><text:span text:style-name="T11">1</text:span></text:p>
          </draw:text-box>
        </draw:frame>
        <draw:line draw:style-name="gr1" draw:text-style-name="P1" draw:layer="layout" svg:x1="12.5cm" svg:y1="4.7cm" svg:x2="9.8cm" svg:y2="4.7cm">
          <text:p/>
        </draw:line>
        <draw:line draw:style-name="gr1" draw:text-style-name="P1" draw:layer="layout" svg:x1="15.4cm" svg:y1="4.7cm" svg:x2="12.7cm" svg:y2="4.7cm">
          <text:p/>
        </draw:line>
        <draw:custom-shape draw:style-name="gr18" draw:text-style-name="P11" draw:layer="layout" svg:width="0.2cm" svg:height="0.2cm" svg:x="12.5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" draw:layer="layout" svg:width="3.338cm" svg:height="0.906cm" draw:transform="rotate (0.432492588644195) translate (12.270313062477cm 2.88583749948267cm)" svg:viewBox="0 0 3339 907" svg:d="M0 787c1362 628 1118-1467 3339-552">
          <text:p/>
        </draw:path>
        <draw:path draw:style-name="gr20" draw:text-style-name="P13" draw:layer="layout" svg:width="3.338cm" svg:height="0.905cm" draw:transform="rotate (-0.432667121569395) translate (9.89865424436978cm 1.48639475106336cm)" svg:viewBox="0 0 3339 906" svg:d="M3339 786c-1362 629-1118-1466-3339-551">
          <text:p text:style-name="P12"><text:s/></text:p>
        </draw:path>
        <draw:line draw:style-name="gr21" draw:text-style-name="P1" draw:layer="layout" svg:x1="12.6cm" svg:y1="3.6cm" svg:x2="12.6cm" svg:y2="4.1cm">
          <text:p/>
        </draw:line>
        <draw:line draw:style-name="gr22" draw:text-style-name="P1" draw:layer="layout" svg:x1="15.4cm" svg:y1="1.7cm" svg:x2="9.9cm" svg:y2="1.7cm">
          <text:p/>
        </draw:line>
        <draw:line draw:style-name="gr21" draw:text-style-name="P1" draw:layer="layout" svg:x1="12.698cm" svg:y1="1.7cm" svg:x2="12.698cm" svg:y2="3.6cm">
          <text:p/>
        </draw:line>
        <draw:line draw:style-name="gr21" draw:text-style-name="P1" draw:layer="layout" svg:x1="12.526cm" svg:y1="1.7cm" svg:x2="12.526cm" svg:y2="3.6cm">
          <text:p/>
        </draw:line>
        <draw:frame draw:style-name="gr23" draw:text-style-name="P14" draw:layer="layout" svg:width="0.8cm" svg:height="0.756cm" svg:x="12.2cm" svg:y="4cm">
          <draw:text-box>
            <text:p><text:span text:style-name="T12">ϑ</text:span><text:span text:style-name="T13">0</text:span></text:p>
          </draw:text-box>
        </draw:frame>
        <draw:frame draw:style-name="gr23" draw:text-style-name="P14" draw:layer="layout" svg:width="0.9cm" svg:height="0.756cm" svg:x="12.2cm" svg:y="4.844cm">
          <draw:text-box>
            <text:p><text:span text:style-name="T12">Θ</text:span><text:span text:style-name="T13">0</text:span></text:p>
          </draw:text-box>
        </draw:frame>
        <draw:frame draw:style-name="gr23" draw:text-style-name="P14" draw:layer="layout" svg:width="0.9cm" svg:height="0.756cm" svg:x="13.5cm" svg:y="4.844cm">
          <draw:text-box>
            <text:p><text:span text:style-name="T12">Θ</text:span><text:span text:style-name="T13">1</text:span></text:p>
          </draw:text-box>
        </draw:frame>
        <draw:frame draw:style-name="gr23" draw:text-style-name="P14" draw:layer="layout" svg:width="0.9cm" svg:height="0.756cm" svg:x="10.8cm" svg:y="4.844cm">
          <draw:text-box>
            <text:p><text:span text:style-name="T12">Θ</text:span><text:span text:style-name="T13">1</text:span></text:p>
          </draw:text-box>
        </draw:frame>
        <draw:frame draw:style-name="gr17" draw:text-style-name="P15" draw:layer="layout" svg:width="2.1cm" svg:height="0.674cm" svg:x="8.1cm" svg:y="1.826cm">
          <draw:text-box>
            <text:p><text:span text:style-name="T14">P(</text:span><text:span text:style-name="T15">Ψ</text:span><text:span text:style-name="T16">=1)</text:span></text:p>
          </draw:text-box>
        </draw:frame>
        <draw:frame draw:style-name="gr23" draw:text-style-name="P14" draw:layer="layout" svg:width="0.9cm" svg:height="0.756cm" svg:x="15.1cm" svg:y="4cm">
          <draw:text-box>
            <text:p><text:span text:style-name="T12">θ</text:span></text:p>
          </draw:text-box>
        </draw:frame>
        <draw:frame draw:style-name="gr17" draw:text-style-name="P16" draw:layer="layout" svg:width="2.7cm" svg:height="0.674cm" svg:x="13cm" svg:y="3.5cm">
          <draw:text-box>
            <text:p><text:span text:style-name="T15">Type 1 error</text:span></text:p>
          </draw:text-box>
        </draw:frame>
        <draw:frame draw:style-name="gr23" draw:text-style-name="P14" draw:layer="layout" svg:width="0.8cm" svg:height="0.756cm" svg:x="12.2cm" svg:y="4cm">
          <draw:text-box>
            <text:p><text:span text:style-name="T12">ϑ</text:span><text:span text:style-name="T13">0</text:span></text:p>
          </draw:text-box>
        </draw:frame>
        <draw:frame draw:style-name="gr24" draw:text-style-name="P16" draw:layer="layout" svg:width="2cm" svg:height="1.097cm" svg:x="13.8cm" svg:y="2.103cm">
          <draw:text-box>
            <text:p><text:span text:style-name="T15">Max type 2 error</text:span></text:p>
          </draw:text-box>
        </draw:frame>
        <draw:line draw:style-name="gr16" draw:text-style-name="P1" draw:layer="layout" svg:x1="2.5cm" svg:y1="1cm" svg:x2="2.5cm" svg:y2="4.1cm">
          <text:p/>
        </draw:line>
        <draw:line draw:style-name="gr16" draw:text-style-name="P1" draw:layer="layout" svg:x1="8.2cm" svg:y1="4.1cm" svg:x2="2.5cm" svg:y2="4.1cm">
          <text:p/>
        </draw:line>
        <draw:frame draw:style-name="gr17" draw:text-style-name="P10" draw:layer="layout" svg:width="0.8cm" svg:height="0.674cm" svg:x="2cm" svg:y="1.326cm">
          <draw:text-box>
            <text:p><text:span text:style-name="T11">1</text:span></text:p>
          </draw:text-box>
        </draw:frame>
        <draw:line draw:style-name="gr1" draw:text-style-name="P1" draw:layer="layout" svg:x1="8.2cm" svg:y1="4.7cm" svg:x2="2.5cm" svg:y2="4.7cm">
          <text:p/>
        </draw:line>
        <draw:line draw:style-name="gr19" draw:text-style-name="P1" draw:layer="layout" svg:x1="5.3cm" svg:y1="4.6cm" svg:x2="5.1cm" svg:y2="4.8cm">
          <text:p/>
        </draw:line>
        <draw:path draw:style-name="gr25" draw:text-style-name="P1" draw:layer="layout" svg:width="5.635cm" svg:height="1.066cm" draw:transform="rotate (0.432492588644195) translate (2.33719061714384cm 3.74732495366117cm)" svg:viewBox="0 0 5636 1067" svg:d="M0 388c4540 2096 2549-1466 5636-41">
          <text:p/>
        </draw:path>
        <draw:line draw:style-name="gr21" draw:text-style-name="P1" draw:layer="layout" svg:x1="5.1cm" svg:y1="3.6cm" svg:x2="5.1cm" svg:y2="4.1cm">
          <text:p/>
        </draw:line>
        <draw:line draw:style-name="gr22" draw:text-style-name="P1" draw:layer="layout" svg:x1="8.2cm" svg:y1="1.7cm" svg:x2="2.7cm" svg:y2="1.7cm">
          <text:p/>
        </draw:line>
        <draw:line draw:style-name="gr21" draw:text-style-name="P1" draw:layer="layout" svg:x1="5.2cm" svg:y1="1.7cm" svg:x2="5.2cm" svg:y2="3.6cm">
          <text:p/>
        </draw:line>
        <draw:frame draw:style-name="gr23" draw:text-style-name="P14" draw:layer="layout" svg:width="0.9cm" svg:height="0.756cm" svg:x="3.1cm" svg:y="4.7cm">
          <draw:text-box>
            <text:p><text:span text:style-name="T12">Θ</text:span><text:span text:style-name="T13">0</text:span></text:p>
          </draw:text-box>
        </draw:frame>
        <draw:frame draw:style-name="gr23" draw:text-style-name="P14" draw:layer="layout" svg:width="0.9cm" svg:height="0.756cm" svg:x="6.5cm" svg:y="4.744cm">
          <draw:text-box>
            <text:p><text:span text:style-name="T12">Θ</text:span><text:span text:style-name="T13">1</text:span></text:p>
          </draw:text-box>
        </draw:frame>
        <draw:frame draw:style-name="gr17" draw:text-style-name="P15" draw:layer="layout" svg:width="2.1cm" svg:height="0.674cm" svg:x="0.9cm" svg:y="1.826cm">
          <draw:text-box>
            <text:p><text:span text:style-name="T14">P(</text:span><text:span text:style-name="T15">Ψ</text:span><text:span text:style-name="T16">=1)</text:span></text:p>
          </draw:text-box>
        </draw:frame>
        <draw:frame draw:style-name="gr23" draw:text-style-name="P14" draw:layer="layout" svg:width="0.9cm" svg:height="0.756cm" svg:x="7.9cm" svg:y="4cm">
          <draw:text-box>
            <text:p><text:span text:style-name="T12">θ</text:span></text:p>
          </draw:text-box>
        </draw:frame>
        <draw:frame draw:style-name="gr24" draw:text-style-name="P16" draw:layer="layout" svg:width="2cm" svg:height="1.097cm" svg:x="2.8cm" svg:y="2.526cm">
          <draw:text-box>
            <text:p><text:span text:style-name="T15">Max type</text:span></text:p>
            <text:p><text:span text:style-name="T15">1 error</text:span></text:p>
          </draw:text-box>
        </draw:frame>
        <draw:frame draw:style-name="gr24" draw:text-style-name="P16" draw:layer="layout" svg:width="2.3cm" svg:height="1.097cm" svg:x="6cm" svg:y="2.1cm">
          <draw:text-box>
            <text:p><text:span text:style-name="T15">Max type 2 error</text:span></text:p>
          </draw:text-box>
        </draw:frame>
        <draw:path draw:style-name="gr26" draw:text-style-name="P1" draw:layer="layout" svg:width="1.333cm" svg:height="0.099cm" draw:transform="rotate (-0.226718269834064) translate (3.6cm 3.6cm)" svg:viewBox="0 0 1334 100" svg:d="M0 0c0 0 360 225 1334 0">
          <text:p/>
        </draw:path>
        <draw:path draw:style-name="gr26" draw:text-style-name="P1" draw:layer="layout" svg:width="0.876cm" svg:height="0.219cm" draw:transform="rotate (-0.226718269834064) translate (5.3493613637871cm 2.18602206430662cm)" svg:viewBox="0 0 877 220" svg:d="M877 17c0 0-435-105-877 203">
          <text:p/>
        </draw:path>
        <draw:path draw:style-name="gr26" draw:text-style-name="P1" draw:layer="layout" svg:width="0.584cm" svg:height="0.134cm" draw:transform="rotate (-0.226718269834064) translate (12.7303158964193cm 3.76858278546593cm)" svg:viewBox="0 0 585 135" svg:d="M585 0c0 0 2 11-585 135">
          <text:p/>
        </draw:path>
        <draw:path draw:style-name="gr26" draw:text-style-name="P1" draw:layer="layout" svg:width="1.116cm" svg:height="0.151cm" draw:transform="rotate (-0.226718269834064) translate (12.8340779572379cm 2.25227452438595cm)" svg:viewBox="0 0 1117 152" svg:d="M1117 99c0 0-675-255-1117 53">
          <text:p/>
        </draw:path>
        <draw:path draw:style-name="gr26" draw:text-style-name="P1" draw:layer="layout" svg:width="1.288cm" svg:height="0.26cm" draw:transform="rotate (-0.226718269834064) translate (12.6437815731529cm 2.51021005243962cm)" svg:viewBox="0 0 1289 261" svg:d="M1289 0c0 0-929 420-1289 19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ans Serif1" svg:font-family="'CMU Sans Serif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4:33:49.838766592</meta:creation-date>
    <dc:date>2021-07-02T17:08:58.858064852</dc:date>
    <meta:editing-duration>PT25M47S</meta:editing-duration>
    <meta:editing-cycles>8</meta:editing-cycles>
    <meta:generator>LibreOffice/6.4.7.2$Linux_X86_64 LibreOffice_project/40$Build-2</meta:generator>
    <meta:document-statistic meta:object-count="115"/>
  </office:meta>
</office:document-meta>
</file>